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808080" draw:textarea-vertical-align="middle" draw:auto-grow-height="false" fo:min-height="0.749cm" fo:min-width="0.499cm" loext:decorative="false"/>
    </style:style>
    <style:style style:name="gr4" style:family="graphic" style:parent-style-name="standard">
      <style:graphic-properties draw:fill="solid" draw:fill-color="#ffffff" draw:textarea-vertical-align="middle" draw:auto-grow-height="false" fo:min-height="0.749cm" fo:min-width="0.499cm" loext:decorative="false"/>
    </style:style>
    <style:style style:name="gr5" style:family="graphic" style:parent-style-name="standard">
      <style:graphic-properties draw:fill="solid" draw:fill-color="#ffffff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749cm" fo:min-width="0.499cm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draw:fill="none" loext:fill-use-slide-background="false" draw:textarea-vertical-align="middle" draw:auto-grow-height="false" fo:min-height="0.249cm" fo:min-width="0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9pt"/>
    </style:style>
    <style:style style:name="P11" style:family="paragraph">
      <loext:graphic-properties draw:fill="none"/>
      <style:paragraph-properties fo:text-align="center" style:writing-mode="lr-tb"/>
      <style:text-properties fo:font-size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3cm" svg:y="1cm">
          <text:p text:style-name="P1"><text:span text:style-name="T1">v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draw:transform="rotate (1.5707963267949) translate (1cm 6cm)">
          <text:p text:style-name="P1"><text:span text:style-name="T1">nac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99cm" svg:height="0.999cm" svg:x="3.001cm" svg:y="2.001cm">
          <text:p text:style-name="P3">v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99cm" svg:height="0.999cm" svg:x="4.001cm" svg:y="2.001cm">
          <text:p text:style-name="P3">v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99cm" svg:height="0.999cm" svg:x="5.001cm" svg:y="2cm">
          <text:p text:style-name="P3">v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99cm" svg:height="0.999cm" svg:x="2cm" svg:y="3.001cm">
          <text:p text:style-name="P5">v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999cm" svg:height="0.999cm" svg:x="3.001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4.001cm" svg:y="3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99cm" svg:height="0.999cm" svg:x="5.001cm" svg:y="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99cm" svg:height="0.999cm" svg:x="2cm" svg:y="4.001cm">
          <text:p text:style-name="P3">v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999cm" svg:height="0.999cm" svg:x="3.001cm" svg:y="4.00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999cm" svg:height="0.999cm" svg:x="4.001cm" svg:y="4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5.00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99cm" svg:height="0.999cm" svg:x="2cm" svg:y="5.001cm">
          <text:p text:style-name="P3">v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3.001cm" svg:y="5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999cm" svg:height="0.999cm" svg:x="4.001cm" svg:y="5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999cm" svg:height="0.999cm" svg:x="5.001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99cm" svg:height="0.999cm" svg:x="2cm" svg:y="2.001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cm" svg:y1="2cm" svg:x2="3cm" svg:y2="3cm">
          <text:p/>
        </draw:line>
        <draw:custom-shape draw:style-name="gr8" draw:text-style-name="P11" draw:layer="layout" svg:width="0.5cm" svg:height="0.499cm" svg:x="2.5cm" svg:y="2.001cm">
          <text:p text:style-name="P10"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cm" svg:height="0.499cm" svg:x="2cm" svg:y="2.5cm">
          <text:p text:style-name="P10"><text:span text:style-name="T3">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9T17:20:01.733380000</meta:creation-date>
    <dc:date>2025-09-19T17:27:49.476189400</dc:date>
    <meta:editing-duration>PT4M49S</meta:editing-duration>
    <meta:editing-cycles>4</meta:editing-cycles>
    <meta:generator>LibreOffice/25.2.5.2$Windows_X86_64 LibreOffice_project/03d19516eb2e1dd5d4ccd751a0d6f35f35e08022</meta:generator>
    <meta:document-statistic meta:object-count="21"/>
  </office:meta>
</office:document-meta>
</file>